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Object 3/content.xml"/>
  <manifest:file-entry manifest:media-type="" manifest:full-path="Object 3/Pictures/2000000D000000DD000000DD52AEF343.svm"/>
  <manifest:file-entry manifest:media-type="" manifest:full-path="Object 3/Pictures/2000000D000000DD000000DD8384ABF7.svm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1" table:style-name="ta1" table:print="false">
        <table:table-column table:style-name="co1" table:number-columns-repeated="5" table:default-cell-style-name="ce1"/>
        <table:table-column table:style-name="co1" table:number-columns-repeated="6" table:default-cell-style-name="Default"/>
        <table:table-row table:style-name="ro1">
          <table:table-cell office:value-type="string">
            <text:p>Číslo měření</text:p>
          </table:table-cell>
          <table:table-cell office:value-type="string">
            <text:p>E normál</text:p>
          </table:table-cell>
          <table:table-cell office:value-type="string">
            <text:p>J term.</text:p>
          </table:table-cell>
          <table:table-cell office:value-type="string">
            <text:p>K term.</text:p>
          </table:table-cell>
          <table:table-cell office:value-type="string">
            <text:p>T term.</text:p>
          </table:table-cell>
          <table:table-cell office:value-type="string">
            <text:p>mez dolní</text:p>
          </table:table-cell>
          <table:table-cell office:value-type="string">
            <text:p>mez horní</text:p>
          </table:table-cell>
          <table:table-cell/>
          <table:table-cell office:value-type="string">
            <text:p>J term.</text:p>
          </table:table-cell>
          <table:table-cell office:value-type="string">
            <text:p>K term.</text:p>
          </table:table-cell>
          <table:table-cell office:value-type="string">
            <text:p>T ter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5.3">
            <text:p>25.3</text:p>
          </table:table-cell>
          <table:table-cell office:value-type="float" office:value="28.7">
            <text:p>28.7</text:p>
          </table:table-cell>
          <table:table-cell office:value-type="float" office:value="1">
            <text:p>1</text:p>
          </table:table-cell>
          <table:table-cell table:formula="of:=[.C2]-[.$B2]" office:value-type="float" office:value="-4">
            <text:p>-4</text:p>
          </table:table-cell>
          <table:table-cell table:formula="of:=[.D2]-[.$B2]" office:value-type="float" office:value="3">
            <text:p>3</text:p>
          </table:table-cell>
          <table:table-cell table:formula="of:=[.E2]-[.$B2]"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50.8">
            <text:p>50.8</text:p>
          </table:table-cell>
          <table:table-cell office:value-type="float" office:value="54.2">
            <text:p>54.2</text:p>
          </table:table-cell>
          <table:table-cell office:value-type="float" office:value="2">
            <text:p>2</text:p>
          </table:table-cell>
          <table:table-cell table:formula="of:=[.C3]-[.$B3]" office:value-type="float" office:value="3">
            <text:p>3</text:p>
          </table:table-cell>
          <table:table-cell table:formula="of:=[.D3]-[.$B3]" office:value-type="float" office:value="2">
            <text:p>2</text:p>
          </table:table-cell>
          <table:table-cell table:formula="of:=[.E3]-[.$B3]"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76.3">
            <text:p>76.3</text:p>
          </table:table-cell>
          <table:table-cell office:value-type="float" office:value="79.7">
            <text:p>79.7</text:p>
          </table:table-cell>
          <table:table-cell office:value-type="float" office:value="3">
            <text:p>3</text:p>
          </table:table-cell>
          <table:table-cell table:formula="of:=[.C4]-[.$B4]" office:value-type="float" office:value="1">
            <text:p>1</text:p>
          </table:table-cell>
          <table:table-cell table:formula="of:=[.D4]-[.$B4]" office:value-type="float" office:value="3">
            <text:p>3</text:p>
          </table:table-cell>
          <table:table-cell table:formula="of:=[.E4]-[.$B4]"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01.8">
            <text:p>101.8</text:p>
          </table:table-cell>
          <table:table-cell office:value-type="float" office:value="105.2">
            <text:p>105.2</text:p>
          </table:table-cell>
          <table:table-cell office:value-type="float" office:value="4">
            <text:p>4</text:p>
          </table:table-cell>
          <table:table-cell table:formula="of:=[.C5]-[.$B5]" office:value-type="float" office:value="3">
            <text:p>3</text:p>
          </table:table-cell>
          <table:table-cell table:formula="of:=[.D5]-[.$B5]" office:value-type="float" office:value="3">
            <text:p>3</text:p>
          </table:table-cell>
          <table:table-cell table:formula="of:=[.E5]-[.$B5]"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  <table:table-cell office:value-type="float" office:value="132">
            <text:p>132</text:p>
          </table:table-cell>
          <table:table-cell office:value-type="float" office:value="129">
            <text:p>129</text:p>
          </table:table-cell>
          <table:table-cell office:value-type="float" office:value="132">
            <text:p>132</text:p>
          </table:table-cell>
          <table:table-cell office:value-type="float" office:value="127.3">
            <text:p>127.3</text:p>
          </table:table-cell>
          <table:table-cell office:value-type="float" office:value="130.7">
            <text:p>130.7</text:p>
          </table:table-cell>
          <table:table-cell office:value-type="float" office:value="5">
            <text:p>5</text:p>
          </table:table-cell>
          <table:table-cell table:formula="of:=[.C6]-[.$B6]" office:value-type="float" office:value="3">
            <text:p>3</text:p>
          </table:table-cell>
          <table:table-cell table:formula="of:=[.D6]-[.$B6]" office:value-type="float" office:value="0">
            <text:p>0</text:p>
          </table:table-cell>
          <table:table-cell table:formula="of:=[.E6]-[.$B6]" office:value-type="float" office:value="3">
            <text:p>3</text:p>
          </table:table-cell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>
            <text:p>Číslo měření</text:p>
          </table:table-cell>
          <table:table-cell office:value-type="string">
            <text:p>E normál</text:p>
          </table:table-cell>
          <table:table-cell office:value-type="string">
            <text:p>J term.</text:p>
          </table:table-cell>
          <table:table-cell office:value-type="string">
            <text:p>K term.</text:p>
          </table:table-cell>
          <table:table-cell office:value-type="string">
            <text:p>T term.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1.4">
            <text:p>1.4</text:p>
          </table:table-cell>
          <table:table-cell office:value-type="float" office:value="1.2">
            <text:p>1.2</text:p>
          </table:table-cell>
          <table:table-cell office:value-type="float" office:value="1.3">
            <text:p>1.3</text:p>
          </table:table-cell>
          <table:table-cell table:number-columns-repeated="2"/>
          <table:table-cell>
            <draw:frame table:end-cell-address="List1.O30" table:end-x="1.724cm" table:end-y="0.116cm" draw:z-index="0" draw:style-name="gr1" draw:text-style-name="P1" svg:width="15.999cm" svg:height="8.999cm" svg:x="1.532cm" svg:y="0.047cm">
              <draw:object draw:notify-on-update-of-ranges="List1.H2:List1.H6 List1.I1:List1.I1 List1.I2:List1.I6 List1.H2:List1.H6 List1.J1:List1.J1 List1.J2:List1.J6 List1.H2:List1.H6 List1.K1:List1.K1 List1.K2:List1.K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3.1">
            <text:p>3.1</text:p>
          </table:table-cell>
          <table:table-cell office:value-type="float" office:value="2.4">
            <text:p>2.4</text:p>
          </table:table-cell>
          <table:table-cell office:value-type="float" office:value="2.6">
            <text:p>2.6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2">
            <text:p>5.2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3.7">
            <text:p>3.7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.8">
            <text:p>6.8</text:p>
          </table:table-cell>
          <table:table-cell office:value-type="float" office:value="5.8">
            <text:p>5.8</text:p>
          </table:table-cell>
          <table:table-cell office:value-type="float" office:value="4.5">
            <text:p>4.5</text:p>
          </table:table-cell>
          <table:table-cell office:value-type="float" office:value="111">
            <text:p>111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3">
            <text:p>8.3</text:p>
          </table:table-cell>
          <table:table-cell office:value-type="float" office:value="7">
            <text:p>7</text:p>
          </table:table-cell>
          <table:table-cell office:value-type="float" office:value="5.3">
            <text:p>5.3</text:p>
          </table:table-cell>
          <table:table-cell office:value-type="float" office:value="132">
            <text:p>132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>
            <draw:frame table:end-cell-address="List1.E48" table:end-x="2.093cm" table:end-y="0.401cm" draw:z-index="1" draw:style-name="gr1" draw:text-style-name="P1" svg:width="10.118cm" svg:height="13.875cm" svg:x="1.007cm" svg:y="0.135cm">
              <draw:object draw:notify-on-update-of-ranges="List1.A2:List1.A6 List1.A2:List1.A6 List1.B1:List1.B1 List1.B2:List1.B6 List1.A2:List1.A6 List1.C1:List1.C1 List1.C2:List1.C6 List1.A2:List1.A6 List1.D1:List1.D1 List1.D2:List1.D6 List1.A2:List1.A6 List1.E1:List1.E1 List1.E2:List1.E6 List1.A2:List1.A6 List1.F1:List1.F1 List1.F2:List1.F6 List1.A2:List1.A6 List1.G1:List1.G1 List1.G2:List1.G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 table:number-columns-repeated="4"/>
          <table:table-cell table:number-columns-repeated="6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26/10/2015</text:date>, <text:time>18:51:0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Zlámal</meta:initial-creator>
    <meta:creation-date>2015-10-26T17:42:21</meta:creation-date>
    <dc:date>2015-10-26T18:51:01</dc:date>
    <dc:creator>Martin Zlámal</dc:creator>
    <meta:editing-duration>PT1H8M40S</meta:editing-duration>
    <meta:editing-cycles>24</meta:editing-cycles>
    <meta:generator>OpenOffice/4.1.1$Unix OpenOffice.org_project/411m6$Build-9775</meta:generator>
    <meta:document-statistic meta:table-count="3" meta:cell-count="95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4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18cm" svg:y="3.703cm" style:legend-expansion="high" chart:style-name="ch2"/>
        <chart:plot-area chart:style-name="ch3" table:cell-range-address="List1.H2:List1.K6 List1.I1:List1.K1" chart:data-source-has-labels="row" svg:x="1.331cm" svg:y="0.855cm" svg:width="11.547cm" svg:height="6.984cm">
          <chartooo:coordinate-region svg:x="1.873cm" svg:y="1.054cm" svg:width="10.911cm" svg:height="6.586cm"/>
          <chart:axis chart:dimension="x" chart:name="primary-x" chart:style-name="ch4">
            <chart:title svg:x="6.134cm" svg:y="8.019cm" chart:style-name="ch5">
              <text:p>Číslo měření</text:p>
            </chart:title>
          </chart:axis>
          <chart:axis chart:dimension="y" chart:name="primary-y" chart:style-name="ch6">
            <chart:title svg:x="0.451cm" svg:y="5.727cm" chart:style-name="ch7">
              <text:p>Teplotní rozdíl [°C]</text:p>
            </chart:title>
            <chart:grid chart:style-name="ch8" chart:class="major"/>
          </chart:axis>
          <chart:series chart:style-name="ch9" chart:values-cell-range-address="List1.I2:List1.I6" chart:label-cell-address="List1.I1:List1.I1" chart:class="chart:scatter">
            <chart:domain table:cell-range-address="List1.H2:List1.H6"/>
            <chart:data-point chart:repeated="5"/>
          </chart:series>
          <chart:series chart:style-name="ch10" chart:values-cell-range-address="List1.J2:List1.J6" chart:label-cell-address="List1.J1:List1.J1" chart:class="chart:scatter">
            <chart:data-point chart:repeated="5"/>
          </chart:series>
          <chart:series chart:style-name="ch11" chart:values-cell-range-address="List1.K2:List1.K6" chart:label-cell-address="List1.K1:List1.K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H</text:p>
              </table:table-cell>
              <table:table-cell office:value-type="string">
                <text:p>J term.</text:p>
                <draw:g>
                  <svg:desc>List1.I1:List1.I1</svg:desc>
                </draw:g>
              </table:table-cell>
              <table:table-cell office:value-type="string">
                <text:p>K term.</text:p>
                <draw:g>
                  <svg:desc>List1.J1:List1.J1</svg:desc>
                </draw:g>
              </table:table-cell>
              <table:table-cell office:value-type="string">
                <text:p>T term.</text:p>
                <draw:g>
                  <svg:desc>List1.K1:Lis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ist1.H2:List1.H6</svg:desc>
                </draw:g>
              </table:table-cell>
              <table:table-cell office:value-type="float" office:value="-4">
                <text:p>-4</text:p>
                <draw:g>
                  <svg:desc>List1.I2:List1.I6</svg:desc>
                </draw:g>
              </table:table-cell>
              <table:table-cell office:value-type="float" office:value="3">
                <text:p>3</text:p>
                <draw:g>
                  <svg:desc>List1.J2:List1.J6</svg:desc>
                </draw:g>
              </table:table-cell>
              <table:table-cell office:value-type="float" office:value="6">
                <text:p>6</text:p>
                <draw:g>
                  <svg:desc>List1.K2:List1.K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5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>
        <chart:symbol-image xlink:href="Pictures/2000000D000000DD000000DD8384ABF7.svm" xlink:type="simple" xlink:actuate="onLoad"/>
      </style:chart-properties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5cm" chart:symbol-height="0.15cm">
        <chart:symbol-image xlink:href="Pictures/2000000D000000DD000000DD52AEF343.svm" xlink:type="simple" xlink:actuate="onLoad"/>
      </style:chart-properties>
      <style:graphic-properties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color="#999999" draw:fill-color="#9999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119cm" svg:height="13.876cm" xlink:href=".." xlink:type="simple" chart:class="chart:scatter" chart:column-mapping="0 1 2 3 4 5" chart:style-name="ch1">
        <chart:legend chart:legend-position="end" svg:x="7.24cm" svg:y="5.394cm" style:legend-expansion="high" chart:style-name="ch2"/>
        <chart:plot-area chart:style-name="ch3" table:cell-range-address="List1.A1:List1.G6" chart:data-source-has-labels="both" svg:x="1.213cm" svg:y="1.243cm" svg:width="5.623cm" svg:height="11.375cm">
          <chartooo:coordinate-region svg:x="2.02cm" svg:y="1.442cm" svg:width="4.722cm" svg:height="10.529cm"/>
          <chart:axis chart:dimension="x" chart:name="primary-x" chart:style-name="ch4" chartooo:axis-type="auto">
            <chart:title svg:x="3.054cm" svg:y="12.895cm" chart:style-name="ch5">
              <text:p>Číslo měření</text:p>
            </chart:title>
            <chart:categories table:cell-range-address="List1.A2:List1.A6"/>
          </chart:axis>
          <chart:axis chart:dimension="y" chart:name="primary-y" chart:style-name="ch6">
            <chart:title svg:x="0.451cm" svg:y="8.575cm" chart:style-name="ch7">
              <text:p>Naměřené teploty [°C]</text:p>
            </chart:title>
            <chart:grid chart:style-name="ch8" chart:class="major"/>
            <chart:grid chart:style-name="ch8" chart:class="minor"/>
          </chart:axis>
          <chart:series chart:style-name="ch9" chart:values-cell-range-address="List1.B2:List1.B6" chart:label-cell-address="List1.B1:List1.B1" chart:class="chart:scatter">
            <chart:domain table:cell-range-address="List1.A2:List1.A6"/>
            <chart:data-point chart:repeated="5"/>
          </chart:series>
          <chart:series chart:style-name="ch10" chart:values-cell-range-address="List1.C2:List1.C6" chart:label-cell-address="List1.C1:List1.C1" chart:class="chart:scatter">
            <chart:data-point chart:repeated="5"/>
          </chart:series>
          <chart:series chart:style-name="ch11" chart:values-cell-range-address="List1.D2:List1.D6" chart:label-cell-address="List1.D1:List1.D1" chart:class="chart:scatter">
            <chart:data-point chart:repeated="5"/>
          </chart:series>
          <chart:series chart:style-name="ch12" chart:values-cell-range-address="List1.E2:List1.E6" chart:label-cell-address="List1.E1:List1.E1" chart:class="chart:scatter">
            <chart:data-point chart:repeated="5"/>
          </chart:series>
          <chart:series chart:style-name="ch13" chart:values-cell-range-address="List1.F2:List1.F6" chart:label-cell-address="List1.F1:List1.F1" chart:class="chart:scatter">
            <chart:data-point chart:repeated="5"/>
          </chart:series>
          <chart:series chart:style-name="ch13" chart:values-cell-range-address="List1.G2:List1.G6" chart:label-cell-address="List1.G1:List1.G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A</text:p>
              </table:table-cell>
              <table:table-cell office:value-type="string">
                <text:p>E normál</text:p>
                <draw:g>
                  <svg:desc>List1.B1:List1.B1</svg:desc>
                </draw:g>
              </table:table-cell>
              <table:table-cell office:value-type="string">
                <text:p>J term.</text:p>
                <draw:g>
                  <svg:desc>List1.C1:List1.C1</svg:desc>
                </draw:g>
              </table:table-cell>
              <table:table-cell office:value-type="string">
                <text:p>K term.</text:p>
                <draw:g>
                  <svg:desc>List1.D1:List1.D1</svg:desc>
                </draw:g>
              </table:table-cell>
              <table:table-cell office:value-type="string">
                <text:p>T term.</text:p>
                <draw:g>
                  <svg:desc>List1.E1:List1.E1</svg:desc>
                </draw:g>
              </table:table-cell>
              <table:table-cell office:value-type="string">
                <text:p>mez dolní</text:p>
                <draw:g>
                  <svg:desc>List1.F1:List1.F1</svg:desc>
                </draw:g>
              </table:table-cell>
              <table:table-cell office:value-type="string">
                <text:p>mez horní</text:p>
                <draw:g>
                  <svg:desc>List1.G1:List1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List1.A2:List1.A6</svg:desc>
                </draw:g>
              </table:table-cell>
              <table:table-cell office:value-type="float" office:value="1">
                <text:p>1</text:p>
                <draw:g>
                  <svg:desc>List1.A2:List1.A6</svg:desc>
                </draw:g>
              </table:table-cell>
              <table:table-cell office:value-type="float" office:value="27">
                <text:p>27</text:p>
                <draw:g>
                  <svg:desc>List1.B2:List1.B6</svg:desc>
                </draw:g>
              </table:table-cell>
              <table:table-cell office:value-type="float" office:value="23">
                <text:p>23</text:p>
                <draw:g>
                  <svg:desc>List1.C2:List1.C6</svg:desc>
                </draw:g>
              </table:table-cell>
              <table:table-cell office:value-type="float" office:value="30">
                <text:p>30</text:p>
                <draw:g>
                  <svg:desc>List1.D2:List1.D6</svg:desc>
                </draw:g>
              </table:table-cell>
              <table:table-cell office:value-type="float" office:value="33">
                <text:p>33</text:p>
                <draw:g>
                  <svg:desc>List1.E2:List1.E6</svg:desc>
                </draw:g>
              </table:table-cell>
              <table:table-cell office:value-type="float" office:value="25.3">
                <text:p>25.3</text:p>
                <draw:g>
                  <svg:desc>List1.F2:List1.F6</svg:desc>
                </draw:g>
              </table:table-cell>
              <table:table-cell office:value-type="float" office:value="28.7">
                <text:p>28.7</text:p>
                <draw:g>
                  <svg:desc>List1.G2:List1.G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50.8">
                <text:p>50.8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76.3">
                <text:p>76.3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01.8">
                <text:p>101.8</text:p>
              </table:table-cell>
              <table:table-cell office:value-type="float" office:value="105.2">
                <text:p>105.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29">
                <text:p>129</text:p>
              </table:table-cell>
              <table:table-cell office:value-type="float" office:value="132">
                <text:p>132</text:p>
              </table:table-cell>
              <table:table-cell office:value-type="float" office:value="129">
                <text:p>129</text:p>
              </table:table-cell>
              <table:table-cell office:value-type="float" office:value="132">
                <text:p>132</text:p>
              </table:table-cell>
              <table:table-cell office:value-type="float" office:value="127.3">
                <text:p>127.3</text:p>
              </table:table-cell>
              <table:table-cell office:value-type="float" office:value="130.7">
                <text:p>130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